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 fo:min-height="2.35cm" fo:min-width="3.5cm"/>
    </style:style>
    <style:style style:name="gr2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0.75cm" fo:min-width="3.5cm"/>
    </style:style>
    <style:style style:name="gr4" style:family="graphic" style:parent-style-name="objectwithoutfill">
      <style:graphic-properties svg:stroke-color="#000000" draw:marker-start="Arrow" draw:marker-start-width="0.2cm" draw:marker-end="Arrow" draw:marker-end-width="0.2cm" draw:fill="none" draw:fill-color="#729fc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cm" svg:height="2.6cm" svg:x="3cm" svg:y="5cm">
          <text:p text:style-name="P1">Inputs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.6cm" svg:x="15cm" svg:y="5cm">
          <text:p text:style-name="P1">Outputs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cm" svg:height="2.6cm" svg:x="9cm" svg:y="5cm">
          <text:p text:style-name="P1">Manag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3cm" svg:y1="6.3cm" svg:x2="15cm" svg:y2="6.3cm" draw:start-shape="id1" draw:start-glue-point="1" draw:end-shape="id2" draw:end-glue-point="3" svg:d="M13000 6300h2000" svg:viewBox="0 0 2001 1">
          <text:p/>
        </draw:connector>
        <draw:connector draw:style-name="gr2" draw:text-style-name="P3" draw:layer="layout" draw:type="line" svg:x1="7cm" svg:y1="6.3cm" svg:x2="9cm" svg:y2="6.3cm" draw:start-shape="id3" draw:start-glue-point="1" draw:end-shape="id1" draw:end-glue-point="3" svg:d="M7000 6300h2000" svg:viewBox="0 0 2001 1">
          <text:p/>
        </draw:connector>
        <draw:custom-shape draw:style-name="gr3" draw:text-style-name="P5" xml:id="id4" draw:id="id4" draw:layer="layout" svg:width="4cm" svg:height="1cm" svg:x="15cm" svg:y="3cm">
          <text:p text:style-name="P4"><text:span text:style-name="T1">formattin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7cm" svg:y1="4cm" svg:x2="17cm" svg:y2="5cm" draw:start-shape="id4" draw:start-glue-point="2" draw:end-shape="id2" draw:end-glue-point="0" svg:d="M17000 40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ode2000" style:font-family-asian="Code2000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roen van Oosten</meta:initial-creator>
    <meta:creation-date>2019-03-20T14:15:49.834146376</meta:creation-date>
    <dc:date>2019-03-20T14:32:07.576651080</dc:date>
    <dc:creator>Jeroen van Oosten</dc:creator>
    <meta:editing-duration>PT6M7S</meta:editing-duration>
    <meta:editing-cycles>1</meta:editing-cycles>
    <meta:document-statistic meta:object-count="7"/>
    <meta:generator>LibreOffice/6.0.7.3.0$Linux_X86_64 LibreOffice_project/00m0$Build-3</meta:generator>
  </office:meta>
</office:document-meta>
</file>